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office:automatic-styles>
  <office:body>
    <office:text>
      <text:p text:style-name="P1"><text:span text:style-name="T1">Week 4-01:</text:span></text:p>
      <text:p text:style-name="P1"><text:span text:style-name="T1">ROLL NO: 241801278</text:span></text:p>
      <text:p text:style-name="P1"><text:span text:style-name="T1">NAME: Sudiksha S </text:span></text:p>
      <text:p text:style-name="P1"><text:span text:style-name="T1">Q1) Alice and Bob are playing a game called "Stone Game".Stone game is a two-player game.Let N be the total number of stones. In each turns,a player can remove either one stone or four stones.The player who picks the last stone,wins.They follow the "Ladies First"norm.Hence Alice is always the one to make the first move.Your task is to find out whether Alice can win,if both play the game optimally.</text:span></text:p>
      <text:p text:style-name="P1"><text:span text:style-name="T1">INPUT FORMAT:</text:span></text:p>
      <text:p text:style-name="P1"><text:span text:style-name="T1">First line starts with T,which is the number of test cases.Each test case will contain N number of stones.</text:span></text:p>
      <text:p text:style-name="P1"><text:span text:style-name="T1">OUTPUT FORMAT:</text:span></text:p>
      <text:p text:style-name="P1"><text:span text:style-name="T1">Print "Yes" in the case Alice wins,else print "No"</text:span></text:p>
      <text:p text:style-name="P1"><text:span text:style-name="T1">SAMPLE INPUT:</text:span></text:p>
      <text:p text:style-name="P1"><text:span text:style-name="T1">3</text:span></text:p>
      <text:p text:style-name="P1"><text:span text:style-name="T1">1</text:span></text:p>
      <text:p text:style-name="P1"><text:span text:style-name="T1">6</text:span></text:p>
      <text:p text:style-name="P1"><text:span text:style-name="T1">7</text:span></text:p>
      <text:p text:style-name="P1"><text:span text:style-name="T1">SAMPLE OUTPUT:</text:span></text:p>
      <text:p text:style-name="P1"><text:span text:style-name="T1">Yes</text:span></text:p>
      <text:p text:style-name="P1"><text:span text:style-name="T1">Yes </text:span></text:p>
      <text:p text:style-name="P1"><text:span text:style-name="T1">No</text:span></text:p>
      <text:p text:style-name="P2"><draw:frame text:anchor-type="as-char" svg:width="152.40mm" svg:height="85.73mm" style:rel-width="scale" style:rel-height="scale"><draw:object-ole xlink:href="OleObj1"/><draw:image xlink:href="ObjectReplacements/OleObj1"/></draw:frame><text:span text:style-name="T2"/></text:p>
      <text:p text:style-name="P2"><draw:frame text:anchor-type="as-char" svg:width="152.40mm" svg:height="85.73mm" style:rel-width="scale" style:rel-height="scale"><draw:object-ole xlink:href="OleObj2"/><draw:image xlink:href="ObjectReplacements/OleObj2"/></draw:frame><text:span text:style-name="T2"/></text:p>
      <text:p text:style-name="P2"><draw:frame text:anchor-type="as-char" svg:width="152.40mm" svg:height="85.73mm" style:rel-width="scale" style:rel-height="scale"><draw:object-ole xlink:href="OleObj3"/><draw:image xlink:href="ObjectReplacements/OleObj3"/></draw:frame><text:span text:style-name="T2"/></text:p>
      <text:p text:style-name="P2"><text:span text:style-name="T3">Q2) You are designing a poster which prints out numbers with a unique style applied to each of them.The styling is based on the number of closed paths or holes present in a given number.The number of holes that each of the digits from 0 to 9 have are equal to the number of closed paths in the digit.Their values are:</text:span></text:p>
      <text:p text:style-name="P2"><text:span text:style-name="T3">1,2,3,5,7 =0 holes</text:span></text:p>
      <text:p text:style-name="P2"><text:span text:style-name="T3">0,4,6,9<text:s text:c="4"/>=1 hole</text:span></text:p>
      <text:p text:style-name="P2"><text:span text:style-name="T3">8<text:s text:c="14"/>=2 holes</text:span></text:p>
      <text:p text:style-name="P2"><text:span text:style-name="T3">Given a number,you must determine the sum of the number of holes for all of its digits.For example,the number 819 has 3 holes.Complete the program, it must return an integer denoting the total number of holes in num</text:span></text:p>
      <text:p text:style-name="P2"><text:span text:style-name="T3">INPUT FORMAT FOR CUSTOM TESTING:</text:span></text:p>
      <text:p text:style-name="P2"><text:span text:style-name="T3">There is one line of text containing a single integer num,the value to process.</text:span></text:p>
      <text:p text:style-name="P2"><text:span text:style-name="T3">SAMPLE INPUT:</text:span></text:p>
      <text:p text:style-name="P2"><text:span text:style-name="T3">630</text:span></text:p>
      <text:p text:style-name="P2"><text:span text:style-name="T3">SAMPLE OUTPUT:</text:span></text:p>
      <text:p text:style-name="P2"><text:span text:style-name="T3">2</text:span></text:p>
      <text:p text:style-name="P2"><text:span text:style-name="T3">ROLL NO:241801278</text:span></text:p>
      <text:p text:style-name="P2"><text:span text:style-name="T3">NAME: Sudiksha S</text:span></text:p>
      <text:p text:style-name="P2"><draw:frame text:anchor-type="as-char" svg:width="152.40mm" svg:height="85.73mm" style:rel-width="scale" style:rel-height="scale"><draw:object-ole xlink:href="OleObj4"/><draw:image xlink:href="ObjectReplacements/OleObj4"/></draw:frame><text:span text:style-name="T4"/></text:p>
      <text:p text:style-name="P2"><text:span text:style-name="T5">Q3) The problem solvers have found a new Island for coding and named it as Philaland.These smart people were given a task to make a purchase of items at the Island easier by distributing various coins with different values.Manish has come up with a solution that if we make coins category starting from $1 till the maximum price of the item present on Island,then we can purchase any item easily.He added the following example to prove his point.Let's suppose the maximum price of an item is 5$ then we can make coins of{$1,$2,$3,$4,$5} to purchase any item ranging from $1 till $5.Now,Manish being a keen observer suggested that we could actually minimize the number of coins required and gave following distribution{$1,$2,$3}.According to him any item can be purchased one time ranging from $1 to$5.Everyone was impressed with both of them.Your task is to help Manish come up with a minimum number of denominations for any arbitary max price in Philaland.</text:span></text:p>
      <text:p text:style-name="P2"><text:span text:style-name="T5">INPUT FORMAT:</text:span></text:p>
      <text:p text:style-name="P2"><text:span text:style-name="T5">Contains an integer N denoting the maximum price of the item present on Philaland </text:span></text:p>
      <text:p text:style-name="P2"><text:span text:style-name="T5">OUTPUT FORMAT:</text:span></text:p>
      <text:p text:style-name="P2"><text:span text:style-name="T5">Print a single line denoting the minimum number of denominations of coins required.</text:span></text:p>
      <text:p text:style-name="P2"><text:span text:style-name="T5">Constraints</text:span></text:p>
      <text:p text:style-name="P2"><text:span text:style-name="T5">1&lt;=T&lt;=100 1&lt;=N&lt;=5000</text:span></text:p>
      <text:p text:style-name="P2"><text:span text:style-name="T5">SAMPLE INPUT:</text:span></text:p>
      <text:p text:style-name="P2"><text:span text:style-name="T5">10</text:span></text:p>
      <text:p text:style-name="P2"><text:span text:style-name="T5">SAMPLE OUTPUT:</text:span></text:p>
      <text:p text:style-name="P2"><text:span text:style-name="T5">4</text:span></text:p>
      <text:p text:style-name="P2"><text:span text:style-name="T5">ROLL NO:241801278</text:span></text:p>
      <text:p text:style-name="P2"><text:span text:style-name="T5">NAME: Sudiksha S</text:span></text:p>
      <text:p text:style-name="P2"><draw:frame text:anchor-type="as-char" svg:width="152.40mm" svg:height="85.73mm" style:rel-width="scale" style:rel-height="scale"><draw:object-ole xlink:href="OleObj5"/><draw:image xlink:href="ObjectReplacements/OleObj5"/></draw:frame><text:span text:style-name="T6"/></text:p>
      <text:p text:style-name="P2"><draw:frame text:anchor-type="as-char" svg:width="152.40mm" svg:height="85.73mm" style:rel-width="scale" style:rel-height="scale"><draw:object-ole xlink:href="OleObj6"/><draw:image xlink:href="ObjectReplacements/OleObj6"/></draw:frame><text:span text:style-name="T6"/></text:p>
      <text:p text:style-name="P2"><text:span text:style-name="T6"/></text:p>
      <text:p text:style-name="P2"><text:span text:style-name="T6"/></text:p>
      <text:p text:style-name="P2"><text:span text:style-name="T6"/></text:p>
      <text:p text:style-name="P2"><text:span text:style-name="T7"><text:s/></text:span></text:p>
      <text:p text:style-name="P2"><text:span text:style-name="T8"/></text:p>
      <text:p text:style-name="P2"><text:span text:style-name="T8"/></text:p>
      <text:p text:style-name="P3"><text:span text:style-name="T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